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([.A1]/31*63)-115" office:value-type="float" office:value="-115" calcext:value-type="float">
            <text:p>-115</text:p>
          </table:table-cell>
          <table:table-cell table:formula="of:=([.B1]+115)/63*100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NoSig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2]/31*63)-115" office:value-type="float" office:value="-112.967741935484" calcext:value-type="float">
            <text:p>-113</text:p>
          </table:table-cell>
          <table:table-cell table:formula="of:=([.B2]+115)/63*100" office:value-type="float" office:value="3.2258064516129" calcext:value-type="float">
            <text:p>3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]/31*63)-115" office:value-type="float" office:value="-110.935483870968" calcext:value-type="float">
            <text:p>-111</text:p>
          </table:table-cell>
          <table:table-cell table:formula="of:=([.B3]+115)/63*100" office:value-type="float" office:value="6.4516129032258" calcext:value-type="float">
            <text:p>6</text:p>
          </table:table-cell>
          <table:table-cell table:style-name="ce2" office:value-type="string" calcext:value-type="string" table:number-columns-spanned="1" table:number-rows-spanned="5">
            <text:p>Po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/31*63)-115" office:value-type="float" office:value="-108.903225806452" calcext:value-type="float">
            <text:p>-109</text:p>
          </table:table-cell>
          <table:table-cell table:formula="of:=([.B4]+115)/63*100" office:value-type="float" office:value="9.6774193548387" calcext:value-type="float">
            <text:p>10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]/31*63)-115" office:value-type="float" office:value="-106.870967741936" calcext:value-type="float">
            <text:p>-107</text:p>
          </table:table-cell>
          <table:table-cell table:formula="of:=([.B5]+115)/63*100" office:value-type="float" office:value="12.9032258064516" calcext:value-type="float">
            <text:p>13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]/31*63)-115" office:value-type="float" office:value="-104.838709677419" calcext:value-type="float">
            <text:p>-105</text:p>
          </table:table-cell>
          <table:table-cell table:formula="of:=([.B6]+115)/63*100" office:value-type="float" office:value="16.1290322580645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]/31*63)-115" office:value-type="float" office:value="-102.806451612903" calcext:value-type="float">
            <text:p>-103</text:p>
          </table:table-cell>
          <table:table-cell table:formula="of:=([.B7]+115)/63*100" office:value-type="float" office:value="19.3548387096774" calcext:value-type="float">
            <text:p>19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]/31*63)-115" office:value-type="float" office:value="-100.774193548387" calcext:value-type="float">
            <text:p>-101</text:p>
          </table:table-cell>
          <table:table-cell table:formula="of:=([.B8]+115)/63*100" office:value-type="float" office:value="22.5806451612903" calcext:value-type="float">
            <text:p>23</text:p>
          </table:table-cell>
          <table:table-cell table:style-name="ce2" office:value-type="string" calcext:value-type="string" table:number-columns-spanned="1" table:number-rows-spanned="7">
            <text:p>Fai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]/31*63)-115" office:value-type="float" office:value="-98.741935483871" calcext:value-type="float">
            <text:p>-99</text:p>
          </table:table-cell>
          <table:table-cell table:formula="of:=([.B9]+115)/63*100" office:value-type="float" office:value="25.8064516129032" calcext:value-type="float">
            <text:p>26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0]/31*63)-115" office:value-type="float" office:value="-96.7096774193548" calcext:value-type="float">
            <text:p>-97</text:p>
          </table:table-cell>
          <table:table-cell table:formula="of:=([.B10]+115)/63*100" office:value-type="float" office:value="29.0322580645161" calcext:value-type="float">
            <text:p>29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]/31*63)-115" office:value-type="float" office:value="-94.6774193548387" calcext:value-type="float">
            <text:p>-95</text:p>
          </table:table-cell>
          <table:table-cell table:formula="of:=([.B11]+115)/63*100" office:value-type="float" office:value="32.258064516129" calcext:value-type="float">
            <text:p>32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2]/31*63)-115" office:value-type="float" office:value="-92.6451612903226" calcext:value-type="float">
            <text:p>-93</text:p>
          </table:table-cell>
          <table:table-cell table:formula="of:=([.B12]+115)/63*100" office:value-type="float" office:value="35.4838709677419" calcext:value-type="float">
            <text:p>35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3]/31*63)-115" office:value-type="float" office:value="-90.6129032258064" calcext:value-type="float">
            <text:p>-91</text:p>
          </table:table-cell>
          <table:table-cell table:formula="of:=([.B13]+115)/63*100" office:value-type="float" office:value="38.7096774193548" calcext:value-type="float">
            <text:p>39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4]/31*63)-115" office:value-type="float" office:value="-88.5806451612903" calcext:value-type="float">
            <text:p>-89</text:p>
          </table:table-cell>
          <table:table-cell table:formula="of:=([.B14]+115)/63*100" office:value-type="float" office:value="41.9354838709677" calcext:value-type="float">
            <text:p>4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5]/31*63)-115" office:value-type="float" office:value="-86.5483870967742" calcext:value-type="float">
            <text:p>-87</text:p>
          </table:table-cell>
          <table:table-cell table:formula="of:=([.B15]+115)/63*100" office:value-type="float" office:value="45.1612903225807" calcext:value-type="float">
            <text:p>45</text:p>
          </table:table-cell>
          <table:table-cell table:style-name="ce2" office:value-type="string" calcext:value-type="string" table:number-columns-spanned="1" table:number-rows-spanned="8">
            <text:p>Goo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6]/31*63)-115" office:value-type="float" office:value="-84.5161290322581" calcext:value-type="float">
            <text:p>-85</text:p>
          </table:table-cell>
          <table:table-cell table:formula="of:=([.B16]+115)/63*100" office:value-type="float" office:value="48.3870967741936" calcext:value-type="float">
            <text:p>48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7]/31*63)-115" office:value-type="float" office:value="-82.4838709677419" calcext:value-type="float">
            <text:p>-82</text:p>
          </table:table-cell>
          <table:table-cell table:formula="of:=([.B17]+115)/63*100" office:value-type="float" office:value="51.6129032258065" calcext:value-type="float">
            <text:p>52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8]/31*63)-115" office:value-type="float" office:value="-80.4516129032258" calcext:value-type="float">
            <text:p>-80</text:p>
          </table:table-cell>
          <table:table-cell table:formula="of:=([.B18]+115)/63*100" office:value-type="float" office:value="54.8387096774194" calcext:value-type="float">
            <text:p>55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9]/31*63)-115" office:value-type="float" office:value="-78.4193548387097" calcext:value-type="float">
            <text:p>-78</text:p>
          </table:table-cell>
          <table:table-cell table:formula="of:=([.B19]+115)/63*100" office:value-type="float" office:value="58.0645161290323" calcext:value-type="float">
            <text:p>58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0]/31*63)-115" office:value-type="float" office:value="-76.3870967741935" calcext:value-type="float">
            <text:p>-76</text:p>
          </table:table-cell>
          <table:table-cell table:formula="of:=([.B20]+115)/63*100" office:value-type="float" office:value="61.2903225806452" calcext:value-type="float">
            <text:p>61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1]/31*63)-115" office:value-type="float" office:value="-74.3548387096774" calcext:value-type="float">
            <text:p>-74</text:p>
          </table:table-cell>
          <table:table-cell table:formula="of:=([.B21]+115)/63*100" office:value-type="float" office:value="64.5161290322581" calcext:value-type="float">
            <text:p>65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2]/31*63)-115" office:value-type="float" office:value="-72.3225806451613" calcext:value-type="float">
            <text:p>-72</text:p>
          </table:table-cell>
          <table:table-cell table:formula="of:=([.B22]+115)/63*100" office:value-type="float" office:value="67.741935483871" calcext:value-type="float">
            <text:p>68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3]/31*63)-115" office:value-type="float" office:value="-70.2903225806452" calcext:value-type="float">
            <text:p>-70</text:p>
          </table:table-cell>
          <table:table-cell table:formula="of:=([.B23]+115)/63*100" office:value-type="float" office:value="70.9677419354839" calcext:value-type="float">
            <text:p>71</text:p>
          </table:table-cell>
          <table:table-cell table:style-name="ce2" office:value-type="string" calcext:value-type="string" table:number-columns-spanned="1" table:number-rows-spanned="10">
            <text:p>Excell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4]/31*63)-115" office:value-type="float" office:value="-68.258064516129" calcext:value-type="float">
            <text:p>-68</text:p>
          </table:table-cell>
          <table:table-cell table:formula="of:=([.B24]+115)/63*100" office:value-type="float" office:value="74.1935483870968" calcext:value-type="float">
            <text:p>74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5]/31*63)-115" office:value-type="float" office:value="-66.2258064516129" calcext:value-type="float">
            <text:p>-66</text:p>
          </table:table-cell>
          <table:table-cell table:formula="of:=([.B25]+115)/63*100" office:value-type="float" office:value="77.4193548387097" calcext:value-type="float">
            <text:p>77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6]/31*63)-115" office:value-type="float" office:value="-64.1935483870968" calcext:value-type="float">
            <text:p>-64</text:p>
          </table:table-cell>
          <table:table-cell table:formula="of:=([.B26]+115)/63*100" office:value-type="float" office:value="80.6451612903226" calcext:value-type="float">
            <text:p>81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7]/31*63)-115" office:value-type="float" office:value="-62.1612903225806" calcext:value-type="float">
            <text:p>-62</text:p>
          </table:table-cell>
          <table:table-cell table:formula="of:=([.B27]+115)/63*100" office:value-type="float" office:value="83.8709677419355" calcext:value-type="float">
            <text:p>84</text:p>
          </table:table-cell>
          <table:covered-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8]/31*63)-115" office:value-type="float" office:value="-60.1290322580645" calcext:value-type="float">
            <text:p>-60</text:p>
          </table:table-cell>
          <table:table-cell table:formula="of:=([.B28]+115)/63*100" office:value-type="float" office:value="87.0967741935484" calcext:value-type="float">
            <text:p>87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29]/31*63)-115" office:value-type="float" office:value="-58.0967741935484" calcext:value-type="float">
            <text:p>-58</text:p>
          </table:table-cell>
          <table:table-cell table:formula="of:=([.B29]+115)/63*100" office:value-type="float" office:value="90.3225806451613" calcext:value-type="float">
            <text:p>90</text:p>
          </table:table-cell>
          <table:covered-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0]/31*63)-115" office:value-type="float" office:value="-56.0645161290323" calcext:value-type="float">
            <text:p>-56</text:p>
          </table:table-cell>
          <table:table-cell table:formula="of:=([.B30]+115)/63*100" office:value-type="float" office:value="93.5483870967742" calcext:value-type="float">
            <text:p>94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1]/31*63)-115" office:value-type="float" office:value="-54.0322580645161" calcext:value-type="float">
            <text:p>-54</text:p>
          </table:table-cell>
          <table:table-cell table:formula="of:=([.B31]+115)/63*100" office:value-type="float" office:value="96.7741935483871" calcext:value-type="float">
            <text:p>97</text:p>
          </table:table-cell>
          <table:covered-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2]/31*63)-115" office:value-type="float" office:value="-52" calcext:value-type="float">
            <text:p>-52</text:p>
          </table:table-cell>
          <table:table-cell table:formula="of:=([.B32]+115)/63*100" office:value-type="float" office:value="100" calcext:value-type="float">
            <text:p>10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08:25:38.476092381</meta:creation-date>
    <dc:date>2020-04-28T08:42:54.215753870</dc:date>
    <meta:editing-duration>PT7M5S</meta:editing-duration>
    <meta:editing-cycles>2</meta:editing-cycles>
    <meta:generator>LibreOffice/6.3.5.2$Linux_X86_64 LibreOffice_project/30$Build-2</meta:generator>
    <meta:document-statistic meta:table-count="1" meta:cell-count="101" meta:object-count="0"/>
  </office:meta>
</office:document-meta>
</file>